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Arial2" svg:font-family="Arial"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T1" style:family="text">
      <style:text-properties fo:language="en" fo:country="US"/>
    </style:style>
    <style:style style:name="T2" style:family="text">
      <style:text-properties fo:language="el" fo:country="GR"/>
    </style:style>
    <style:style style:name="T3" style:family="text">
      <style:text-properties fo:font-variant="normal" fo:text-transform="none" fo:color="#4b4f56" style:font-name="Helvetica" fo:font-size="9pt" fo:letter-spacing="normal" fo:language="en" fo:country="US" fo:font-style="normal" fo:font-weight="normal"/>
    </style:style>
    <style:style style:name="T4" style:family="text">
      <style:text-properties fo:font-variant="normal" fo:text-transform="none" fo:color="#4b4f56" style:font-name="Times New Roman" fo:font-size="9pt" fo:letter-spacing="normal" fo:language="en" fo:country="US" fo:font-style="normal" fo:font-weight="normal"/>
    </style:style>
    <style:style style:name="T5" style:family="text">
      <style:text-properties fo:font-variant="normal" fo:text-transform="none" fo:color="#4b4f56" style:font-name="Times New Roman" fo:font-size="12pt" fo:letter-spacing="normal" fo:language="en" fo:country="US"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αφορά 1ης Εργαστηριακής Άσκησης<text:span text:style-name="T1"> </text:span>Νευρωνικών Δικτύων: Μελέτη των πολυεπίπεδων <text:span text:style-name="T1">Perceptrons </text:span>και εφαρμογή σε προβλήματα ταξινόμησης εικόνας</text:p>
      <text:p text:style-name="P1"/>
      <text:p text:style-name="P1">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συνάρτηση εκπαίδευσης, συνάρτηση ενεργοποίησης και ο αλγόριθμος μάθησης.</text:p>
      <text:p text:style-name="P1"/>
      <text:p text:style-name="P1">Διαδικασία:</text:p>
      <text:p text:style-name="P1"/>
      <text:p text:style-name="P1">Θεωρητικά ερωτήματα:</text:p>
      <text:p text:style-name="P1"/>
      <text:p text:style-name="P1">Ερώτημα 1:</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Standard"><text:span text:style-name="T2"/></text:p>
      <text:p text:style-name="Standard"><text:span text:style-name="T2">Ερώτημα 2:</text:span></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αποτέλεσμα οι 1000 εποχές οι οποίες τέθηκαν ως παράμετρος στο χρόνο εκπαίδευσης να είναι πάρα 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Arial2" svg:font-family="Arial"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4T19:01:13.59</dc:date>
    <dc:creator>Stefanos Panagiotis Argyriou</dc:creator>
    <meta:editing-duration>PT39M37S</meta:editing-duration>
    <meta:editing-cycles>3</meta:editing-cycles>
    <meta:generator>OpenOffice/4.1.2$Win32 OpenOffice.org_project/412m3$Build-9782</meta:generator>
    <meta:document-statistic meta:table-count="0" meta:image-count="0" meta:object-count="0" meta:page-count="1" meta:paragraph-count="10" meta:word-count="360" meta:character-count="2465"/>
  </office:meta>
</office:document-meta>
</file>